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movies">
        <table:table-row>
          <table:table-cell office:value-type="float" office:value="71">
            <text:p>71</text:p>
          </table:table-cell>
          <table:table-cell office:value-type="string">
            <text:p>Lorem Ipsum</text:p>
          </table:table-cell>
          <table:table-cell office: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cell office:value-type="string">
            <text:p>/uploads/5ef9f3e2ebb18.jpg</text:p>
          </table:table-cell>
        </table:table-row>
        <table:table-row>
          <table:table-cell office:value-type="float" office:value="72">
            <text:p>72</text:p>
          </table:table-cell>
          <table:table-cell office:value-type="string">
            <text:p>Lorem Ipsum</text:p>
          </table:table-cell>
          <table:table-cell office: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cell office:value-type="string">
            <text:p>/uploads/5ef9f3f8b84af.jpeg</text:p>
          </table:table-cell>
        </table:table-row>
        <table:table-row>
          <table:table-cell office:value-type="float" office:value="73">
            <text:p>73</text:p>
          </table:table-cell>
          <table:table-cell office:value-type="string">
            <text:p>Lorem Ipsum Dolor</text:p>
          </table:table-cell>
          <table:table-cell office: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cell office:value-type="string">
            <text:p>/uploads/5ef9f4070e411.jpg</text:p>
          </table:table-cell>
        </table:table-row>
        <table:table-row>
          <table:table-cell office:value-type="float" office:value="74">
            <text:p>74</text:p>
          </table:table-cell>
          <table:table-cell office:value-type="string">
            <text:p>Lorem Dolor</text:p>
          </table:table-cell>
          <table:table-cell office: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cell office:value-type="string">
            <text:p>/uploads/5ef9f41151190.jpg</text:p>
          </table:table-cell>
        </table:table-row>
        <table:table-row>
          <table:table-cell office:value-type="float" office:value="75">
            <text:p>75</text:p>
          </table:table-cell>
          <table:table-cell office:value-type="string">
            <text:p>Lorem Dolor Picusm</text:p>
          </table:table-cell>
          <table:table-cell office: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cell office:value-type="string">
            <text:p>/uploads/5ef9f41c61bf8.jpg</text:p>
          </table:table-cell>
        </table:table-row>
        <table:table-row>
          <table:table-cell office:value-type="float" office:value="76">
            <text:p>76</text:p>
          </table:table-cell>
          <table:table-cell office:value-type="string">
            <text:p>Dolor Ipsum</text:p>
          </table:table-cell>
          <table:table-cell office: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cell office:value-type="string">
            <text:p>/uploads/5ef9f42a0eb95.jpg</text:p>
          </table:table-cell>
        </table:table-row>
        <table:table-row>
          <table:table-cell office:value-type="float" office:value="77">
            <text:p>77</text:p>
          </table:table-cell>
          <table:table-cell office:value-type="string">
            <text:p>Dolor</text:p>
          </table:table-cell>
          <table:table-cell office: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cell office:value-type="string">
            <text:p>/uploads/5ef9f435e9521.jpg</text:p>
          </table:table-cell>
        </table:table-row>
        <table:table-row>
          <table:table-cell office:value-type="float" office:value="78">
            <text:p>78</text:p>
          </table:table-cell>
          <table:table-cell office:value-type="string">
            <text:p>Sed do</text:p>
          </table:table-cell>
          <table:table-cell office: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cell office:value-type="string">
            <text:p>/uploads/5ef9f442982dd.jpg</text:p>
          </table:table-cell>
        </table:table-row>
        <table:table-row>
          <table:table-cell office:value-type="float" office:value="79">
            <text:p>79</text:p>
          </table:table-cell>
          <table:table-cell office:value-type="string">
            <text:p>Set eto</text:p>
          </table:table-cell>
          <table:table-cell office: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cell office:value-type="string">
            <text:p>/uploads/5ef9f44b37b4b.jpg</text:p>
          </table:table-cell>
        </table:table-row>
        <table:table-row>
          <table:table-cell office:value-type="float" office:value="80">
            <text:p>80</text:p>
          </table:table-cell>
          <table:table-cell office:value-type="string">
            <text:p>Test eto</text:p>
          </table:table-cell>
          <table:table-cell office: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cell office:value-type="string">
            <text:p>/uploads/5ef9f456bb0e1.jpg</text:p>
          </table:table-cell>
        </table:table-row>
        <table:table-row>
          <table:table-cell office:value-type="float" office:value="81">
            <text:p>81</text:p>
          </table:table-cell>
          <table:table-cell office:value-type="string">
            <text:p>Test teto</text:p>
          </table:table-cell>
          <table:table-cell office: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cell office:value-type="string">
            <text:p>/uploads/5ef9f45f8b7b8.jpeg</text:p>
          </table:table-cell>
        </table:table-row>
        <table:table-row>
          <table:table-cell office:value-type="float" office:value="82">
            <text:p>82</text:p>
          </table:table-cell>
          <table:table-cell office:value-type="string">
            <text:p>Test tego</text:p>
          </table:table-cell>
          <table:table-cell office: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cell office:value-type="string">
            <text:p>/uploads/5ef9f4698a72c.jpeg</text:p>
          </table:table-cell>
        </table:table-row>
      </table:table>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4.7.4</meta:generator>
    <meta:initial-creator>phpMyAdmin 4.7.4</meta:initial-creator>
    <meta:creation-date>2020-06-29T16:03:11</meta:creation-date>
  </office:meta>
</office:document-meta>
</file>